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5028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8445in" fo:break-before="auto" style:use-optimal-row-height="true"/>
    </style:style>
    <style:style style:name="ro19" style:family="table-row">
      <style:table-row-properties style:row-height="1.347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2.1764in" fo:break-before="auto" style:use-optimal-row-height="true"/>
    </style:style>
    <style:style style:name="ro22" style:family="table-row">
      <style:table-row-properties style:row-height="3.8346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6783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2.0102in" fo:break-before="auto" style:use-optimal-row-height="true"/>
    </style:style>
    <style:style style:name="ro27" style:family="table-row">
      <style:table-row-properties style:row-height="2.1972in" fo:break-before="auto" style:use-optimal-row-height="true"/>
    </style:style>
    <style:style style:name="ro28" style:family="table-row">
      <style:table-row-properties style:row-height="2.8398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0.1862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209in" fo:break-before="auto" style:use-optimal-row-height="false"/>
    </style:style>
    <style:style style:name="ro34" style:family="table-row">
      <style:table-row-properties style:row-height="0.6425in" fo:break-before="auto" style:use-optimal-row-height="true"/>
    </style:style>
    <style:style style:name="ro35" style:family="table-row">
      <style:table-row-properties style:row-height="0.5492in" fo:break-before="auto" style:use-optimal-row-height="false"/>
    </style:style>
    <style:style style:name="ro36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top"/>
      <style:text-properties style:font-name="Arial1" fo:font-size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Default">
      <style:table-cell-properties fo:wrap-option="wrap"/>
      <style:text-properties style:font-name="Arial1" fo:font-size="10pt"/>
    </style:style>
    <style:style style:name="ce18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88" style:family="table-cell" style:parent-style-name="Default">
      <style:table-cell-properties style:text-align-source="value-type" style:repeat-content="false" fo:wrap-option="wrap" style:vertical-align="top"/>
    </style:style>
    <style:style style:name="ce18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9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ext-properties style:font-name="Arial1" fo:font-size="10pt"/>
    </style:style>
    <style:style style:name="ce2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4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5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33" style:family="table-cell" style:parent-style-name="Default">
      <style:table-cell-properties fo:background-color="#000080"/>
      <style:text-properties fo:color="#ffffff" fo:font-size="12pt" fo:font-weight="bold"/>
    </style:style>
    <style:style style:name="ce23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4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ackground-color="transparent"/>
    </style:style>
    <style:style style:name="ce24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" style:font-size-complex="9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52]" office:value-type="float" office:value="0">
            <text:p>#NAME?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  <text:p><text:span text:style-name="T4">ECM-5518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2/Mar/11</text:p>
          </table:table-cell>
          <table:table-cell table:style-name="ce22"/>
          <table:table-cell table:style-name="ce29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29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5/Apr/11</text:p>
          </table:table-cell>
          <table:table-cell table:style-name="ce22"/>
          <table:table-cell table:style-name="ce30" office:value-type="string">
            <text:p>Add some tests in AIO 1.6.9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63" table:number-columns-repeated="253"/>
        </table:table-row>
        <table:table-row table:style-name="ro1" table:number-rows-repeated="8">
          <table:table-cell table:style-name="ce53" table:number-columns-repeated="3"/>
          <table:table-cell table:style-name="ce63" table:number-columns-repeated="253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6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8">
          <table:table-cell table:style-name="ce68" table:formula="oooc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0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1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ooc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0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0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ooc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ooc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2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ooc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to add permission to this taxonomy,select any and add all the permissions(read,remove...)</text:span></text:p>
            <text:p><text:span text:style-name="T7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3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ooc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3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ooc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ooc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ooc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4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ooc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0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ooc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4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ooc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6"/>
          <table:table-cell table:style-name="ce172"/>
        </table:table-row>
        <table:table-row table:style-name="ro1" table:number-rows-repeated="36">
          <table:table-cell table:style-name="ce99" table:number-columns-repeated="8"/>
          <table:table-cell table:style-name="ce59"/>
          <table:table-cell table:style-name="ce99" table:number-columns-repeated="246"/>
          <table:table-cell table:style-name="ce17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22"/>
        </table:table-row>
        <table:table-row table:style-name="ro1" table:number-rows-repeated="653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2" table:default-cell-style-name="Default"/>
        <table:table-column table:style-name="co31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3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6_ECM_001">
            <text:p>REG_AIO166_ECM_0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9]" office:value-type="string" office:string-value="REG_AIO166_ECM_002">
            <text:p>REG_AIO166_ECM_002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0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3" table:formula="oooc:=[.B12]" office:value-type="string" office:string-value="REG_AIO166_ECM_003">
            <text:p>REG_AIO166_ECM_003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ooc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6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16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7]" office:value-type="string" office:string-value="REG_AIO166_ECM_004">
            <text:p>REG_AIO166_ECM_004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3" table:formula="oooc:=[.B19]" office:value-type="string" office:string-value="REG_AIO166_ECM_005">
            <text:p>REG_AIO166_ECM_005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8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12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54])" office:value-type="float" office:value="0" table:number-columns-spanned="3" table:number-rows-spanned="1">
            <text:p>#NAME?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7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7_ECM_001">
            <text:p>REG_AIO167_ECM_001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9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ooc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7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12]" office:value-type="string" office:string-value="REG_AIO167_ECM_002">
            <text:p>REG_AIO167_ECM_002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'Bugs_v1.6.9'.F7;6;FIND(&quot;:&quot;;'Bugs_v1.6.9'.F7;1)-FIND(&quot; &quot;;'Bugs_v1.6.9'.F7;1)-1))&gt;VALUE(MID(F12;6;FIND(&quot;:&quot;;F12;1)-FIND(&quot; &quot;;F12;1)-1));&quot;&quot;;MAX(A$7:A12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7;6;FIND(&quot;:&quot;;'Bugs_v1.6.9'.F7;1)-FIND(&quot; &quot;;'Bugs_v1.6.9'.F7;1)-1))&gt;VALUE(MID(F12;6;FIND(&quot;:&quot;;F12;1)-FIND(&quot; &quot;;F12;1)-1));C12;C12+1)" office:value-type="float" office:value="0">
            <text:p>#NAME?</text:p>
          </table:table-cell>
          <table:table-cell table:style-name="ce57" table:formula="oooc:='Bugs_v1.6.9'.B7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1">
          <table:table-cell table:style-name="ce68" table:formula="oooc:=IF(VALUE(MID('Bugs_v1.6.9'.F8;6;FIND(&quot;:&quot;;'Bugs_v1.6.9'.F8;1)-FIND(&quot; &quot;;'Bugs_v1.6.9'.F8;1)-1))&gt;VALUE(MID('Bugs_v1.6.9'.F7;6;FIND(&quot;:&quot;;'Bugs_v1.6.9'.F7;1)-FIND(&quot; &quot;;'Bugs_v1.6.9'.F7;1)-1));&quot;&quot;;MAX(A$7:A13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8;6;FIND(&quot;:&quot;;'Bugs_v1.6.9'.F8;1)-FIND(&quot; &quot;;'Bugs_v1.6.9'.F8;1)-1))&gt;VALUE(MID('Bugs_v1.6.9'.F7;6;FIND(&quot;:&quot;;'Bugs_v1.6.9'.F7;1)-FIND(&quot; &quot;;'Bugs_v1.6.9'.F7;1)-1));'Bugs_v1.6.9'.C7;'Bugs_v1.6.9'.C7+1)" office:value-type="float" office:value="0">
            <text:p>#NAME?</text:p>
          </table:table-cell>
          <table:table-cell table:style-name="ce57" table:formula="oooc:='Bugs_v1.6.9'.B8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68" table:formula="oooc:=IF(VALUE(MID('Bugs_v1.6.9'.F9;6;FIND(&quot;:&quot;;'Bugs_v1.6.9'.F9;1)-FIND(&quot; &quot;;'Bugs_v1.6.9'.F9;1)-1))&gt;VALUE(MID('Bugs_v1.6.9'.F8;6;FIND(&quot;:&quot;;'Bugs_v1.6.9'.F8;1)-FIND(&quot; &quot;;'Bugs_v1.6.9'.F8;1)-1));&quot;&quot;;MAX(A$7:A14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9;6;FIND(&quot;:&quot;;'Bugs_v1.6.9'.F9;1)-FIND(&quot; &quot;;'Bugs_v1.6.9'.F9;1)-1))&gt;VALUE(MID('Bugs_v1.6.9'.F8;6;FIND(&quot;:&quot;;'Bugs_v1.6.9'.F8;1)-FIND(&quot; &quot;;'Bugs_v1.6.9'.F8;1)-1));'Bugs_v1.6.9'.C8;'Bugs_v1.6.9'.C8+1)" office:value-type="float" office:value="0">
            <text:p>#NAME?</text:p>
          </table:table-cell>
          <table:table-cell table:style-name="ce57" table:formula="oooc:='Bugs_v1.6.9'.B9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6];6;FIND(&quot;:&quot;;[.F16];1)-FIND(&quot; &quot;;[.F16];1)-1))&gt;VALUE(MID('Bugs_v1.6.9'.F9;6;FIND(&quot;:&quot;;'Bugs_v1.6.9'.F9;1)-FIND(&quot; &quot;;'Bugs_v1.6.9'.F9;1)-1));&quot;&quot;;MAX(A$7:A15)+1)" office:value-type="float" office:value="0">
            <text:p>#NAME?</text:p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6];6;FIND(&quot;:&quot;;[.F16];1)-FIND(&quot; &quot;;[.F16];1)-1))&gt;VALUE(MID('Bugs_v1.6.9'.F9;6;FIND(&quot;:&quot;;'Bugs_v1.6.9'.F9;1)-FIND(&quot; &quot;;'Bugs_v1.6.9'.F9;1)-1));'Bugs_v1.6.9'.C9;'Bugs_v1.6.9'.C9+1)" office:value-type="float" office:value="0">
            <text:p>#NAME?</text:p>
          </table:table-cell>
          <table:table-cell table:style-name="ce57" table:formula="oooc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0">
            <text:p>#NAME?</text:p>
          </table:table-cell>
          <table:table-cell table:style-name="ce57" table:formula="oooc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0">
            <text:p>#NAME?</text:p>
          </table:table-cell>
          <table:table-cell table:style-name="ce48" office:value-type="string">
            <text:p>REG_AIO167_ECM_003</text:p>
          </table:table-cell>
          <table:table-cell table:style-name="ce174" office:value-type="float" office:value="1">
            <text:p>001</text:p>
          </table:table-cell>
          <table:table-cell table:style-name="ce173" table:formula="oooc:=[.B18]" office:value-type="string" office:string-value="REG_AIO167_ECM_003">
            <text:p>REG_AIO167_ECM_00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ooc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3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6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0">
            <text:p>#NAME?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22]" office:value-type="string" office:string-value="REG_AIO167_ECM_004">
            <text:p>REG_AIO167_ECM_004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6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0">
            <text:p>#NAME?</text:p>
          </table:table-cell>
          <table:table-cell table:style-name="ce48" office:value-type="string">
            <text:p>REG_AIO167_ECM_004</text:p>
          </table:table-cell>
          <table:table-cell table:style-name="ce79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ooc:=[.B23]" office:value-type="string" office:string-value="REG_AIO167_ECM_004">
            <text:p>REG_AIO167_ECM_004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3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0">
            <text:p>#NAME?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ooc:=[.B24]" office:value-type="string" office:string-value="REG_AIO167_ECM_005">
            <text:p>REG_AIO167_ECM_005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ooc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0">
            <text:p>#NAME?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ooc:=[.B26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ooc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ooc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ooc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3">
          <table:table-cell table:style-name="ce6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7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0">
            <text:p>#NAME?</text:p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ooc:=[.B37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ooc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ooc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ooc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ooc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ooc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ooc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ooc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3">
          <table:table-cell table:style-name="ce6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ooc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0">
            <text:p>#NAME?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7_ECM_007">
            <text:p>REG_AIO167_ECM_007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ooc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ooc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0">
          <table:table-cell table:style-name="ce6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6">
          <table:table-cell table:style-name="ce6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7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0">
            <text:p>#NAME?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ooc:=[.B53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6">
          <table:table-cell table:style-name="ce6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ooc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ooc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7">
          <table:table-cell table:style-name="ce68" table:formula="oooc:=IF(VALUE(MID([.F58];6;FIND(&quot;:&quot;;[.F58];1)-FIND(&quot; &quot;;[.F58];1)-1))&gt;VALUE(MID([.F57];6;FIND(&quot;:&quot;;[.F57];1)-FIND(&quot; &quot;;[.F57];1)-1));&quot;&quot;;MAX([.A$7:.A57])+1)" office:value-type="float" office:value="0">
            <text:p>#NAME?</text:p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6">
          <table:table-cell table:style-name="ce6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ooc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ooc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7">
          <table:table-cell table:style-name="ce6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ooc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0">
          <table:table-cell table:style-name="ce68" table:formula="oooc:=IF(VALUE(MID([.F62];6;FIND(&quot;:&quot;;[.F62];1)-FIND(&quot; &quot;;[.F62];1)-1))&gt;VALUE(MID([.F61];6;FIND(&quot;:&quot;;[.F61];1)-FIND(&quot; &quot;;[.F61];1)-1));&quot;&quot;;MAX([.A$7:.A61])+1)" office:value-type="float" office:value="0">
            <text:p>#NAME?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ooc:=[.B62]" office:value-type="string" office:string-value="REG_AIO167_ECM_009">
            <text:p>REG_AIO167_ECM_009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19">
          <table:table-cell table:style-name="ce6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ooc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0">
          <table:table-cell table:style-name="ce68" table:formula="oooc:=IF(VALUE(MID([.F64];6;FIND(&quot;:&quot;;[.F64];1)-FIND(&quot; &quot;;[.F64];1)-1))&gt;VALUE(MID([.F63];6;FIND(&quot;:&quot;;[.F63];1)-FIND(&quot; &quot;;[.F63];1)-1));&quot;&quot;;MAX([.A$7:.A63])+1)" office:value-type="float" office:value="0">
            <text:p>#NAME?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ooc:=[.B64]" office:value-type="string" office:string-value="REG_AIO167_ECM_010">
            <text:p>REG_AIO167_ECM_010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ooc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7">
          <table:table-cell table:style-name="ce6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ooc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23">
          <table:table-cell table:style-name="ce68" table:formula="oooc:=IF(VALUE(MID([.F67];6;FIND(&quot;:&quot;;[.F67];1)-FIND(&quot; &quot;;[.F67];1)-1))&gt;VALUE(MID([.F66];6;FIND(&quot;:&quot;;[.F66];1)-FIND(&quot; &quot;;[.F66];1)-1));&quot;&quot;;MAX([.A$7:.A66])+1)" office:value-type="float" office:value="0">
            <text:p>#NAME?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67]" office:value-type="string" office:string-value="REG_AIO167_ECM_011">
            <text:p>REG_AIO167_ECM_01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3">
          <table:table-cell table:style-name="ce6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ooc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0">
          <table:table-cell table:style-name="ce68" table:formula="oooc:=IF(VALUE(MID([.F69];6;FIND(&quot;:&quot;;[.F69];1)-FIND(&quot; &quot;;[.F69];1)-1))&gt;VALUE(MID([.F68];6;FIND(&quot;:&quot;;[.F68];1)-FIND(&quot; &quot;;[.F68];1)-1));&quot;&quot;;MAX([.A$7:.A68])+1)" office:value-type="float" office:value="0">
            <text:p>#NAME?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69]" office:value-type="string" office:string-value="REG_AIO167_ECM_012">
            <text:p>REG_AIO167_ECM_012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3">
          <table:table-cell table:style-name="ce6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ooc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0">
          <table:table-cell table:style-name="ce68" table:formula="oooc:=IF(VALUE(MID([.F71];6;FIND(&quot;:&quot;;[.F71];1)-FIND(&quot; &quot;;[.F71];1)-1))&gt;VALUE(MID([.F70];6;FIND(&quot;:&quot;;[.F70];1)-FIND(&quot; &quot;;[.F70];1)-1));&quot;&quot;;MAX([.A$7:.A70])+1)" office:value-type="float" office:value="0">
            <text:p>#NAME?</text:p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ooc:=[.B71]" office:value-type="string" office:string-value="REG_AIO167_ECM_012">
            <text:p>REG_AIO167_ECM_012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3">
          <table:table-cell table:style-name="ce6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ooc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9])" office:value-type="float" office:value="33" table:number-columns-spanned="3" table:number-rows-spanned="1">
            <text:p>33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3">
          <table:table-cell table:style-name="ce175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7" office:value-type="float" office:value="1">
            <text:p>001</text:p>
          </table:table-cell>
          <table:table-cell table:style-name="ce57" table:formula="oooc:=[.B7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0" office:value-type="string">
            <text:p>File is up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0" office:value-type="string">
            <text:p>Step 2: Copy to clipboard</text:p>
          </table:table-cell>
          <table:table-cell table:style-name="ce180" office:value-type="string">
            <text:p>- Right click on uploaded file and select Copy URL to clipboard then Paste somewhere can be put text</text:p>
          </table:table-cell>
          <table:table-cell table:style-name="ce180" office:value-type="string">
            <text:p>URL to the uploaded file is pa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office:value-type="string">
            <text:p>No URL is pasted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7" office:value-type="float" office:value="1">
            <text:p>001</text:p>
          </table:table-cell>
          <table:table-cell table:style-name="ce57" table:formula="oooc:=[.B9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80" office:value-type="string">
            <text:p>Step 1: Add admin view</text:p>
          </table:table-cell>
          <table:table-cell table:style-name="ce180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0" office:value-type="string">
            <text:p>Admin view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2: Add action</text:p>
          </table:table-cell>
          <table:table-cell table:style-name="ce180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0" office:value-type="string">
            <text:p>Action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3: Check send mail action</text:p>
          </table:table-cell>
          <table:table-cell table:style-name="ce180" office:value-type="string">
            <text:p>- Add new document in acme/documents</text:p>
          </table:table-cell>
          <table:table-cell table:style-name="ce180" office:value-type="string">
            <text:p>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4: Change action on documents</text:p>
          </table:table-cell>
          <table:table-cell table:style-name="ce180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0" office:value-type="string">
            <text:p>Edit 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5: Check send mail action</text:p>
          </table:table-cell>
          <table:table-cell table:style-name="ce180" office:value-type="string">
            <text:p>Delete 1 document under acme/documents</text:p>
          </table:table-cell>
          <table:table-cell table:style-name="ce180" office:value-type="string">
            <text:p>Document is deleted &amp; 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office:value-type="string">
            <text:p>when we remove an existing document we notice that this script is never executed.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7" office:value-type="float" office:value="1">
            <text:p>001</text:p>
          </table:table-cell>
          <table:table-cell table:style-name="ce57" table:formula="oooc:=[.B14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80" office:value-type="string">
            <text:p>Step 1: Add nodes</text:p>
          </table:table-cell>
          <table:table-cell table:style-name="ce180" office:value-type="string">
            <text:p>- Go to Sites Explorer/Sites Management/acme/document</text:p>
            <text:p>- Create a tree(T1) of many nested folders</text:p>
          </table:table-cell>
          <table:table-cell table:style-name="ce180" office:value-type="string">
            <text:p>Nodes are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16">
          <table:table-cell table:style-name="ce176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2: Configure CB portlet</text:p>
          </table:table-cell>
          <table:table-cell table:style-name="ce180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0" office:value-type="string">
            <text:p>Nodes tree are listed in C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3: Expand tree</text:p>
          </table:table-cell>
          <table:table-cell table:style-name="ce180" office:value-type="string">
            <text:p>In the categories tree, choose a folder "F1" having subfolders and expand it by clicking + Button.</text:p>
          </table:table-cell>
          <table:table-cell table:style-name="ce180" office:value-type="string">
            <text:p>Sub nodes are shown in both right &amp; left pa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ooc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4: Collapse tree</text:p>
          </table:table-cell>
          <table:table-cell table:style-name="ce180" office:value-type="string">
            <text:p>Try to collapse the same folder "F1" by clicking the -</text:p>
          </table:table-cell>
          <table:table-cell table:style-name="ce180" office:value-type="string">
            <text:p>The folder is collapsed &amp; the nodes tree display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office:value-type="string">
            <text:p>the folder cannot be collapsed!</text:p>
          </table:table-cell>
          <table:table-cell table:style-name="ce184" table:number-columns-repeated="245"/>
        </table:table-row>
        <table:table-row table:style-name="ro17">
          <table:table-cell table:style-name="ce176"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7" office:value-type="float" office:value="1">
            <text:p>001</text:p>
          </table:table-cell>
          <table:table-cell table:style-name="ce57" table:formula="oooc:=[.B18]" office:value-type="string" office:string-value="REG_AIO168_ECM_004">
            <text:p>REG_AIO168_ECM_004</text:p>
          </table:table-cell>
          <table:table-cell table:style-name="ce178" office:value-type="string">
            <text:p>Check right click menu in IE8</text:p>
          </table:table-cell>
          <table:table-cell table:style-name="ce180" office:value-type="string">
            <text:p>Step 1: Check right click menu</text:p>
          </table:table-cell>
          <table:table-cell table:style-name="ce180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0" office:value-type="string">
            <text:p>Right click menu is displayed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16</text:p>
            <text:p>CCP-573</text:p>
          </table:table-cell>
          <table:table-cell table:style-name="ce184" office:value-type="string">
            <text:p>It will appear but masked by the right click menu of IE8.</text:p>
          </table:table-cell>
          <table:table-cell table:style-name="ce184" table:number-columns-repeated="245"/>
        </table:table-row>
        <table:table-row table:style-name="ro23">
          <table:table-cell table:style-name="ce176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7" office:value-type="float" office:value="1">
            <text:p>001</text:p>
          </table:table-cell>
          <table:table-cell table:style-name="ce57" table:formula="oooc:=[.B19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0" office:value-type="string">
            <text:p>Document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7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0" office:value-type="string">
            <text:p>Step 2: Search</text:p>
          </table:table-cell>
          <table:table-cell table:style-name="ce180" office:value-type="string">
            <text:p>- Select added document to view its content</text:p>
            <text:p><text:span text:style-name="T11">In the search area inside Sites Explorer, put the text acme_doc to search</text:span></text:p>
          </table:table-cell>
          <table:table-cell table:style-name="ce180" office:value-type="string">
            <text:p>Return No result found, no exception in conso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office:value-type="string">
            <text:p>Return no result found with exception in console</text:p>
          </table:table-cell>
          <table:table-cell table:style-name="ce184" table:number-columns-repeated="245"/>
        </table:table-row>
        <table:table-row table:style-name="ro19">
          <table:table-cell table:style-name="ce176"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7" office:value-type="float" office:value="1">
            <text:p>001</text:p>
          </table:table-cell>
          <table:table-cell table:style-name="ce57" table:formula="oooc:=[.B21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0" office:value-type="string">
            <text:p>Step 1: Check if labels in more constraint form are in French</text:p>
          </table:table-cell>
          <table:table-cell table:style-name="ce180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0" office:value-type="string">
            <text:p>Contain &amp; CREATED labels are translated in French (Contain → Contient; Created → Créé 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Go to <text:a xlink:href="https://jira.exoplatform.org/browse/ecm-5563">ECM-5563</text:a> to see the bug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ooc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2: Check if operators are in French</text:p>
          </table:table-cell>
          <table:table-cell table:style-name="ce180" office:value-type="string">
            <text:p>In Advanced search form:</text:p>
            <text:p>- Mouse over on Operator list box</text:p>
          </table:table-cell>
          <table:table-cell table:style-name="ce180" office:value-type="string">
            <text:p>There're 2 operators AND/OR, they're translated in French (And/or → Et/ou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ooc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3: Check if labels in Add category form in French</text:p>
          </table:table-cell>
          <table:table-cell table:style-name="ce180" office:value-type="string">
            <text:p>- Click Add Category icon</text:p>
          </table:table-cell>
          <table:table-cell table:style-name="ce180" office:value-type="string">
            <text:p>Label of Close button is translated in French (Close → Fermer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Close still is Close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ooc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4: Check if labels in Add properties form in French</text:p>
          </table:table-cell>
          <table:table-cell table:style-name="ce180" office:value-type="string">
            <text:p>Click Add properties icon</text:p>
          </table:table-cell>
          <table:table-cell table:style-name="ce180" office:value-type="string">
            <text:p>Labels are in French (Add → Ajouter; Cancel → Annuler; Property -&gt; Propriété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4">
          <table:table-cell table:style-name="ce176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7" office:value-type="float" office:value="1">
            <text:p>001</text:p>
          </table:table-cell>
          <table:table-cell table:style-name="ce57" table:formula="oooc:=[.B25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0" office:value-type="string">
            <text:p>Step 1: Create new SCV page</text:p>
          </table:table-cell>
          <table:table-cell table:style-name="ce180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0" office:value-type="string">
            <text:p>Web content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ooc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2: Add link into document</text:p>
          </table:table-cell>
          <table:table-cell table:style-name="ce180" office:value-type="string">
            <text:p>- Click on "Insert/Edit link" icon in FCK</text:p>
            <text:p>- Browse a link </text:p>
            <text:p>- Click <text:s/>OK</text:p>
          </table:table-cell>
          <table:table-cell table:style-name="ce180" office:value-type="string">
            <text:p>Link is displayed in document edit mod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3: Check the displaying of link in View mode</text:p>
          </table:table-cell>
          <table:table-cell table:style-name="ce180" office:value-type="string">
            <text:p>- Save draft or publish document above</text:p>
            <text:p>- Change to view mode</text:p>
          </table:table-cell>
          <table:table-cell table:style-name="ce180" office:value-type="string">
            <text:p>Link is displayed with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7" office:value-type="float" office:value="1">
            <text:p>001</text:p>
          </table:table-cell>
          <table:table-cell table:style-name="ce57" table:formula="oooc:=[.B28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0" office:value-type="string">
            <text:p>Step 1: Create new user</text:p>
          </table:table-cell>
          <table:table-cell table:style-name="ce180" office:value-type="string">
            <text:p>- Click on Register link</text:p>
            <text:p>- Put values in al required fields</text:p>
            <text:p>- Click Save</text:p>
          </table:table-cell>
          <table:table-cell table:style-name="ce180" office:value-type="string">
            <text:p>New user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3">
          <table:table-cell table:style-name="ce176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2: Add new group</text:p>
          </table:table-cell>
          <table:table-cell table:style-name="ce180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0" office:value-type="string">
            <text:p>New group and sub-groups are created successfully.</text:p>
            <text:p>Created user is added into this group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3: Check the displaying of group</text:p>
          </table:table-cell>
          <table:table-cell table:style-name="ce180" office:value-type="string">
            <text:p>- Login by new user</text:p>
            <text:p>- Go to Site Explore</text:p>
            <text:p>- Select Group drives</text:p>
          </table:table-cell>
          <table:table-cell table:style-name="ce180" office:value-type="string">
            <text:p>Group's name is displaying well. Tool-tip is display to show full group's name when <text:s/>move mouse to the driv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7" office:value-type="float" office:value="1">
            <text:p>001</text:p>
          </table:table-cell>
          <table:table-cell table:style-name="ce57" table:formula="oooc:=[.B31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80" office:value-type="string">
            <text:p>Step 1: Open form to create new taxonomy</text:p>
          </table:table-cell>
          <table:table-cell table:style-name="ce180" office:value-type="string">
            <text:p>- Go to SIte Administration -&gt;Ontologies -&gt; Manage Taxonomy Tree</text:p>
            <text:p>- Click Edit icon in one taxonomy tree</text:p>
          </table:table-cell>
          <table:table-cell table:style-name="ce180" office:value-type="string">
            <text:p>Edit taxonomy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2: Select path </text:p>
          </table:table-cell>
          <table:table-cell table:style-name="ce180" office:value-type="string">
            <text:p>- Select path to add new taxonomy in the left pane</text:p>
            <text:p>- Click on + in the right pane</text:p>
            <text:p/>
          </table:table-cell>
          <table:table-cell table:style-name="ce180" office:value-type="string">
            <text:p>Form to create new taxonomy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3: Create new taxonomy has more than 30 character</text:p>
          </table:table-cell>
          <table:table-cell table:style-name="ce180" office:value-type="string">
            <text:p>- Put taxonomy's name has more than 30 characters</text:p>
            <text:p>- Click Save</text:p>
          </table:table-cell>
          <table:table-cell table:style-name="ce180" office:value-type="string">
            <text:p>Taxonomy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office:value-type="string">
            <text:p>The name of taxonomy is limited to 30 characters</text:p>
          </table:table-cell>
          <table:table-cell table:style-name="ce184" table:number-columns-repeated="245"/>
        </table:table-row>
        <table:table-row table:style-name="ro26">
          <table:table-cell table:style-name="ce176"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7" office:value-type="float" office:value="1">
            <text:p>001</text:p>
          </table:table-cell>
          <table:table-cell table:style-name="ce57" table:formula="oooc:=[.B34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80" office:value-type="string">
            <text:p>Step 1: Changing config</text:p>
          </table:table-cell>
          <table:table-cell table:style-name="ce180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0" office:value-type="string">
            <text:p>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9">
          <table:table-cell table:style-name="ce176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2: Upload a file</text:p>
          </table:table-cell>
          <table:table-cell table:style-name="ce180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0" office:value-type="string">
            <text:p>File is uploa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3: Add siteMetadata for uploaded file</text:p>
          </table:table-cell>
          <table:table-cell table:style-name="ce180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0" office:value-type="string">
            <text:p>“metadata:siteMetadata” is added for uploaded fi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ooc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4: Edit siteMetadata</text:p>
          </table:table-cell>
          <table:table-cell table:style-name="ce180" office:value-type="string">
            <text:p>- Click Edit icon corresponding with siteMetadata</text:p>
            <text:p>- Fill values, select some elements from the select box</text:p>
          </table:table-cell>
          <table:table-cell table:style-name="ce180" office:value-type="string">
            <text:p>Values are ad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office:value-type="string">
            <text:p>Show exception</text:p>
          </table:table-cell>
          <table:table-cell table:style-name="ce184" table:number-columns-repeated="245"/>
        </table:table-row>
        <table:table-row table:style-name="ro27">
          <table:table-cell table:style-name="ce176" table:formula="oooc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38]" office:value-type="string" office:string-value="REG_AIO168_ECM_011">
            <text:p>REG_AIO168_ECM_011</text:p>
          </table:table-cell>
          <table:table-cell table:style-name="ce173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3" office:value-type="string">
            <text:p>ECM-5558</text:p>
            <text:p>CCP-718</text:p>
          </table:table-cell>
          <table:table-cell table:number-columns-repeated="246"/>
        </table:table-row>
        <table:table-row table:style-name="ro21">
          <table:table-cell table:style-name="ce176"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39]" office:value-type="string" office:string-value="REG_AIO168_ECM_012">
            <text:p>REG_AIO168_ECM_012</text:p>
          </table:table-cell>
          <table:table-cell table:style-name="ce173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0">
          <table:table-cell table:style-name="ce176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7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ooc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2">The icon insert/edit image is shown in the FCK Editor in Content field</text:span></text:p>
            <text:p><text:span text:style-name="T12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3">
          <table:table-cell table:style-name="ce176" table:formula="oooc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ooc:=[.B41]" office:value-type="string" office:string-value="REG_AIO168_ECM_013">
            <text:p>REG_AIO168_ECM_013</text:p>
          </table:table-cell>
          <table:table-cell table:style-name="ce173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ooc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17">
          <table:table-cell table:style-name="ce176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ooc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ooc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17">
          <table:table-cell table:style-name="ce176" table:formula="oooc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8_ECM_013">
            <text:p>REG_AIO168_ECM_013</text:p>
          </table:table-cell>
          <table:table-cell table:style-name="ce173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13">
          <table:table-cell table:style-name="ce176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24">
          <table:table-cell table:style-name="ce176" table:formula="oooc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ooc:=[.B47]" office:value-type="string" office:string-value="REG_AIO168_ECM_014">
            <text:p>REG_AIO168_ECM_014</text:p>
          </table:table-cell>
          <table:table-cell table:style-name="ce173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4"/></text:p>
            <text:p><text:span text:style-name="T14">- The document seems as if it's locked. If we want to retrieve the lock, the message " You don't have permission to unlock this node. Please contact with administrator to get correct right" was appeared.</text:span></text:p>
          </table:table-cell>
          <table:table-cell table:number-columns-repeated="245"/>
        </table:table-row>
        <table:table-row table:style-name="ro25">
          <table:table-cell table:style-name="ce176" table:formula="oooc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8_ECM_015">
            <text:p>REG_AIO168_ECM_015</text:p>
          </table:table-cell>
          <table:table-cell table:style-name="ce173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28">
          <table:table-cell table:style-name="ce176" table:formula="oooc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ooc:=[.B49]" office:value-type="string" office:string-value="REG_AIO168_ECM_016">
            <text:p>REG_AIO168_ECM_016</text:p>
          </table:table-cell>
          <table:table-cell table:style-name="ce173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26">
          <table:table-cell table:style-name="ce176" table:formula="oooc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ooc:=[.B50]" office:value-type="string" office:string-value="REG_AIO168_ECM_017">
            <text:p>REG_AIO168_ECM_017</text:p>
          </table:table-cell>
          <table:table-cell table:style-name="ce173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13">
          <table:table-cell table:style-name="ce176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13">
          <table:table-cell table:style-name="ce176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17">
          <table:table-cell table:style-name="ce176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7" office:value-type="float" office:value="1">
            <text:p>001</text:p>
          </table:table-cell>
          <table:table-cell table:style-name="ce57" table:formula="oooc:=[.B53]" office:value-type="string" office:string-value="REG_AIO168_ECM_018">
            <text:p>REG_AIO168_ECM_018</text:p>
          </table:table-cell>
          <table:table-cell table:style-name="ce173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29">
          <table:table-cell table:style-name="ce176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7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1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16">
          <table:table-cell table:style-name="ce176" table:formula="oooc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7" office:value-type="float" office:value="1">
            <text:p>001</text:p>
          </table:table-cell>
          <table:table-cell table:style-name="ce57" table:formula="oooc:=[.B55]" office:value-type="string" office:string-value="REG_AIO168_ECM_019">
            <text:p>REG_AIO168_ECM_019</text:p>
          </table:table-cell>
          <table:table-cell table:style-name="ce178" office:value-type="string">
            <text:p>Check displaying in Content Browser</text:p>
          </table:table-cell>
          <table:table-cell table:style-name="ce180" office:value-type="string">
            <text:p>Step 1: Import node</text:p>
          </table:table-cell>
          <table:table-cell table:style-name="ce180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0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17">
          <table:table-cell table:style-name="ce176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7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180" office:value-type="string">
            <text:p>Step 2: Check showing imported node in Content Browser</text:p>
          </table:table-cell>
          <table:table-cell table:style-name="ce180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0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4" office:value-type="string">
            <text:p>Display error</text:p>
          </table:table-cell>
          <table:table-cell table:number-columns-repeated="245"/>
        </table:table-row>
        <table:table-row table:style-name="ro23">
          <table:table-cell table:style-name="ce176" table:formula="oooc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7" office:value-type="float" office:value="1">
            <text:p>001</text:p>
          </table:table-cell>
          <table:table-cell table:style-name="ce57" table:formula="oooc:=[.B57]" office:value-type="string" office:string-value="REG_AIO168_ECM_020">
            <text:p>REG_AIO168_ECM_020</text:p>
          </table:table-cell>
          <table:table-cell table:style-name="ce173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17">
          <table:table-cell table:style-name="ce176" table:formula="oooc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8_ECM_020">
            <text:p>REG_AIO168_ECM_020</text:p>
          </table:table-cell>
          <table:table-cell table:style-name="ce173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3">Content <text:s/>Browser → Explorateur 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17">
          <table:table-cell table:style-name="ce176" table:formula="oooc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ooc:=[.B59]" office:value-type="string" office:string-value="REG_AIO168_ECM_020">
            <text:p>REG_AIO168_ECM_020</text:p>
          </table:table-cell>
          <table:table-cell table:style-name="ce173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6">
          <table:table-cell table:style-name="ce176" table:formula="oooc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ooc:=[.B60]" office:value-type="string" office:string-value="REG_AIO168_ECM_020">
            <text:p>REG_AIO168_ECM_020</text:p>
          </table:table-cell>
          <table:table-cell table:style-name="ce173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3">View/Edit/Delete → Visualiser/Modifier/Supprim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6">
          <table:table-cell table:style-name="ce176" table:formula="oooc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ooc:=[.B61]" office:value-type="string" office:string-value="REG_AIO168_ECM_020">
            <text:p>REG_AIO168_ECM_020</text:p>
          </table:table-cell>
          <table:table-cell table:style-name="ce173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9">
          <table:table-cell table:style-name="ce176" table:formula="oooc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ooc:=[.B62]" office:value-type="string" office:string-value="REG_AIO168_ECM_020">
            <text:p>REG_AIO168_ECM_020</text:p>
          </table:table-cell>
          <table:table-cell table:style-name="ce173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3">Enrolled → Créé;draft → 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23">
          <table:table-cell table:style-name="ce176" table:formula="oooc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ooc:=[.B63]" office:value-type="string" office:string-value="REG_AIO168_ECM_020">
            <text:p>REG_AIO168_ECM_020</text:p>
          </table:table-cell>
          <table:table-cell table:style-name="ce173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3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ooc:=[.B64]" office:value-type="string" office:string-value="REG_AIO168_ECM_020">
            <text:p>REG_AIO168_ECM_020</text:p>
          </table:table-cell>
          <table:table-cell table:style-name="ce173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3">Remove Uploaded → Supprimer le fichier 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ooc:=[.B65]" office:value-type="string" office:string-value="REG_AIO168_ECM_020">
            <text:p>REG_AIO168_ECM_020</text:p>
          </table:table-cell>
          <table:table-cell table:style-name="ce173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3">
          <table:table-cell table:style-name="ce176" table:formula="oooc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ooc:=[.B66]" office:value-type="string" office:string-value="REG_AIO168_ECM_020">
            <text:p>REG_AIO168_ECM_020</text:p>
          </table:table-cell>
          <table:table-cell table:style-name="ce173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3">Select → 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ooc:=[.B67]" office:value-type="string" office:string-value="REG_AIO168_ECM_020">
            <text:p>REG_AIO168_ECM_020</text:p>
          </table:table-cell>
          <table:table-cell table:style-name="ce173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3">Remove Item → Supprimer un item; 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5">
          <table:table-cell table:style-name="ce176" table:formula="oooc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ooc:=[.B68]" office:value-type="string" office:string-value="REG_AIO168_ECM_020">
            <text:p>REG_AIO168_ECM_020</text:p>
          </table:table-cell>
          <table:table-cell table:style-name="ce173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3">Remove permission → Supprimer la 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176" table:formula="oooc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ooc:=[.B69]" office:value-type="string" office:string-value="REG_AIO168_ECM_020">
            <text:p>REG_AIO168_ECM_020</text:p>
          </table:table-cell>
          <table:table-cell table:style-name="ce173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175"/>
          <table:table-cell table:number-columns-repeated="3"/>
          <table:table-cell table:style-name="ce57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248"/>
        </table:table-row>
        <table:table-row table:style-name="ro1" table:number-rows-repeated="654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9" table:style-name="ta1" table:print="false">
        <office:forms form:automatic-focus="false" form:apply-design-mode="false"/>
        <table:table-column table:style-name="co12" table:default-cell-style-name="ce189"/>
        <table:table-column table:style-name="co12" table:number-columns-repeated="3" table:default-cell-style-name="Default"/>
        <table:table-column table:style-name="co38" table:number-columns-repeated="4" table:default-cell-style-name="Default"/>
        <table:table-column table:style-name="co12" table:number-columns-repeated="248" table:default-cell-style-name="Default"/>
        <table:table-row table:style-name="ro30">
          <table:table-cell table:style-name="ce185"/>
          <table:table-cell table:style-name="ce190" office:value-type="string">
            <text:p>TEST CASES</text:p>
          </table:table-cell>
          <table:table-cell table:style-name="ce195"/>
          <table:table-cell table:style-name="ce201" table:number-columns-repeated="2"/>
          <table:table-cell table:style-name="ce199"/>
          <table:table-cell table:style-name="ce201" table:number-columns-repeated="2"/>
          <table:table-cell table:style-name="ce211"/>
          <table:table-cell table:style-name="ce214"/>
          <table:table-cell table:style-name="ce199"/>
          <table:table-cell table:style-name="ce215" office:value-type="string">
            <text:p>Passed</text:p>
          </table:table-cell>
          <table:table-cell table:style-name="ce215" table:formula="oooc:=COUNTIF([.L$7:.L$1022];[.$L1])" office:value-type="float" office:value="0">
            <text:p>0</text:p>
          </table:table-cell>
          <table:table-cell table:style-name="ce215" table:number-columns-repeated="2"/>
          <table:table-cell table:style-name="ce214" table:number-columns-repeated="215"/>
          <table:table-cell table:style-name="ce199" table:number-columns-repeated="26"/>
        </table:table-row>
        <table:table-row table:style-name="ro30">
          <table:table-cell table:style-name="ce185"/>
          <table:table-cell table:style-name="ce191"/>
          <table:table-cell table:style-name="ce196"/>
          <table:table-cell table:style-name="ce201" table:number-columns-repeated="2"/>
          <table:table-cell table:style-name="ce199"/>
          <table:table-cell table:style-name="ce201" table:number-columns-repeated="2"/>
          <table:table-cell table:style-name="ce211"/>
          <table:table-cell table:style-name="ce199" table:number-columns-repeated="2"/>
          <table:table-cell table:style-name="ce215" office:value-type="string">
            <text:p>Failed</text:p>
          </table:table-cell>
          <table:table-cell table:style-name="ce215" table:formula="oooc:=COUNTIF([.L$7:.L$1022];[.$L2])" office:value-type="float" office:value="0">
            <text:p>0</text:p>
          </table:table-cell>
          <table:table-cell table:style-name="ce215" table:number-columns-repeated="2"/>
          <table:table-cell table:style-name="ce214" table:number-columns-repeated="215"/>
          <table:table-cell table:style-name="ce199" table:number-columns-repeated="26"/>
        </table:table-row>
        <table:table-row table:style-name="ro15">
          <table:table-cell table:style-name="ce185"/>
          <table:table-cell table:style-name="ce192" office:value-type="string">
            <text:p>Function List:</text:p>
          </table:table-cell>
          <table:table-cell table:style-name="ce197" office:value-type="string" table:number-columns-spanned="3" table:number-rows-spanned="1">
            <text:p>Bugs on WCM 1.2.x for regression test</text:p>
          </table:table-cell>
          <table:covered-table-cell table:style-name="ce202"/>
          <table:covered-table-cell table:style-name="ce198"/>
          <table:table-cell table:style-name="ce199"/>
          <table:table-cell table:style-name="ce209"/>
          <table:table-cell table:style-name="ce210"/>
          <table:table-cell table:style-name="ce212"/>
          <table:table-cell table:style-name="ce199" table:number-columns-repeated="2"/>
          <table:table-cell table:style-name="ce215" office:value-type="string">
            <text:p>Blocked</text:p>
          </table:table-cell>
          <table:table-cell table:style-name="ce215" table:formula="oooc:=COUNTIF([.L$7:.L$1022];[.$L3])" office:value-type="float" office:value="0">
            <text:p>0</text:p>
          </table:table-cell>
          <table:table-cell table:style-name="ce215" table:number-columns-repeated="2"/>
          <table:table-cell table:style-name="ce214" table:number-columns-repeated="215"/>
          <table:table-cell table:style-name="ce199" table:number-columns-repeated="26"/>
        </table:table-row>
        <table:table-row table:style-name="ro11">
          <table:table-cell table:style-name="ce185"/>
          <table:table-cell table:style-name="ce192" office:value-type="string">
            <text:p>Total Main Cases:</text:p>
          </table:table-cell>
          <table:table-cell table:style-name="ce198" table:formula="oooc:=MAX([.A7:.A1005])" office:value-type="float" office:value="4" table:number-columns-spanned="3" table:number-rows-spanned="1">
            <text:p>4</text:p>
          </table:table-cell>
          <table:covered-table-cell table:style-name="ce202"/>
          <table:covered-table-cell table:style-name="ce198"/>
          <table:table-cell table:style-name="ce199"/>
          <table:table-cell table:style-name="ce209"/>
          <table:table-cell table:style-name="ce210"/>
          <table:table-cell table:style-name="ce212"/>
          <table:table-cell table:style-name="ce199" table:number-columns-repeated="2"/>
          <table:table-cell table:style-name="ce216" office:value-type="string">
            <text:p>Untested</text:p>
          </table:table-cell>
          <table:table-cell table:style-name="ce215" table:formula="oooc:=COUNTIF([.L$7:.L$1022];[.$L4])" office:value-type="float" office:value="0">
            <text:p>0</text:p>
          </table:table-cell>
          <table:table-cell table:style-name="ce215" table:number-columns-repeated="2"/>
          <table:table-cell table:style-name="ce214" table:number-columns-repeated="215"/>
          <table:table-cell table:style-name="ce199" table:number-columns-repeated="26"/>
        </table:table-row>
        <table:table-row table:style-name="ro30">
          <table:table-cell table:style-name="ce185"/>
          <table:table-cell table:style-name="ce193"/>
          <table:table-cell table:style-name="ce199"/>
          <table:table-cell table:style-name="ce203" table:number-columns-repeated="2"/>
          <table:table-cell table:style-name="ce203" office:value-type="string">
            <text:p><text:s/></text:p>
          </table:table-cell>
          <table:table-cell table:style-name="ce203" table:number-columns-repeated="2"/>
          <table:table-cell table:style-name="ce213"/>
          <table:table-cell table:style-name="ce199" table:number-columns-repeated="2"/>
          <table:table-cell table:style-name="ce199" office:value-type="string">
            <text:p>N/A</text:p>
          </table:table-cell>
          <table:table-cell table:style-name="ce215" table:formula="oooc:=COUNTIF([.L$7:.L$1022];[.$L5])" office:value-type="float" office:value="0">
            <text:p>0</text:p>
          </table:table-cell>
          <table:table-cell table:style-name="ce215" table:number-columns-repeated="2"/>
          <table:table-cell table:style-name="ce199" table:number-columns-repeated="241"/>
        </table:table-row>
        <table:table-row table:style-name="ro11">
          <table:table-cell table:style-name="ce186" office:value-type="string">
            <text:p>Case No</text:p>
          </table:table-cell>
          <table:table-cell table:style-name="ce194" office:value-type="string">
            <text:p>Related function</text:p>
          </table:table-cell>
          <table:table-cell table:style-name="ce194" office:value-type="string">
            <text:p>Case ID</text:p>
          </table:table-cell>
          <table:table-cell table:style-name="ce194" office:value-type="string">
            <text:p>Path</text:p>
          </table:table-cell>
          <table:table-cell table:style-name="ce194" office:value-type="string">
            <text:p>Case Description</text:p>
          </table:table-cell>
          <table:table-cell table:style-name="ce194" office:value-type="string">
            <text:p>Step Description</text:p>
          </table:table-cell>
          <table:table-cell table:style-name="ce194" office:value-type="string">
            <text:p>Steps to produce</text:p>
          </table:table-cell>
          <table:table-cell table:style-name="ce194" office:value-type="string">
            <text:p>Expected Output</text:p>
          </table:table-cell>
          <table:table-cell table:style-name="ce194" office:value-type="string">
            <text:p>Priority</text:p>
          </table:table-cell>
          <table:table-cell table:style-name="ce194" office:value-type="string">
            <text:p>Link</text:p>
          </table:table-cell>
          <table:table-cell table:style-name="ce194" office:value-type="string">
            <text:p>Bug description</text:p>
          </table:table-cell>
          <table:table-cell table:style-name="ce194"/>
          <table:table-cell table:style-name="ce94" table:number-columns-repeated="7"/>
          <table:table-cell table:style-name="ce217" table:number-columns-repeated="211"/>
          <table:table-cell table:style-name="ce213" table:number-columns-repeated="25"/>
          <table:table-cell table:style-name="ce199"/>
        </table:table-row>
        <table:table-row table:style-name="ro23">
          <table:table-cell table:style-name="ce68" office:value-type="float" office:value="1">
            <text:p>001</text:p>
          </table:table-cell>
          <table:table-cell table:style-name="ce48" office:value-type="string">
            <text:p>REG_AIO169_WCM_001</text:p>
          </table:table-cell>
          <table:table-cell table:style-name="ce200" office:value-type="float" office:value="1">
            <text:p>001</text:p>
          </table:table-cell>
          <table:table-cell table:style-name="ce48" table:formula="oooc:=[.B7]" office:value-type="string" office:string-value="REG_AIO169_WCM_001">
            <text:p>REG_AIO169_WCM_001</text:p>
          </table:table-cell>
          <table:table-cell table:style-name="ce178" office:value-type="string">
            <text:p>Check displaying his name and surname of author in FCC</text:p>
          </table:table-cell>
          <table:table-cell table:style-name="ce180" office:value-type="string">
            <text:p>Step 1: Check when use Fast Content Creator</text:p>
          </table:table-cell>
          <table:table-cell table:style-name="ce180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99" table:number-columns-repeated="245"/>
        </table:table-row>
        <table:table-row table:style-name="ro19">
          <table:table-cell table:style-name="ce18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9_W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8" table:formula="oooc:=[.B8]" office:value-type="string" office:string-value="REG_AIO169_WCM_001">
            <text:p>REG_AIO169_WCM_001</text:p>
          </table:table-cell>
          <table:table-cell table:style-name="ce178" office:value-type="string">
            <text:p>Check displaying his name and surname of author in FE</text:p>
          </table:table-cell>
          <table:table-cell table:style-name="ce180" office:value-type="string">
            <text:p>Step 1: Check when use File Explorer </text:p>
          </table:table-cell>
          <table:table-cell table:style-name="ce180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99" table:number-columns-repeated="245"/>
        </table:table-row>
        <table:table-row table:style-name="ro20">
          <table:table-cell table:style-name="ce18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9_WCM_001</text:p>
          </table:table-cell>
          <table:table-cell table:style-name="ce177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8" table:formula="oooc:=[.B9]" office:value-type="string" office:string-value="REG_AIO169_WCM_001">
            <text:p>REG_AIO169_WCM_001</text:p>
          </table:table-cell>
          <table:table-cell table:style-name="ce179" office:value-type="string">
            <text:p>Check displaying his name and surname of author in FE</text:p>
          </table:table-cell>
          <table:table-cell table:style-name="ce180" office:value-type="string">
            <text:p>Step 2: Check config in Content Browser portlet</text:p>
          </table:table-cell>
          <table:table-cell table:style-name="ce180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199" table:number-columns-repeated="245"/>
        </table:table-row>
        <table:table-row table:style-name="ro13">
          <table:table-cell table:style-name="ce18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48" office:value-type="string">
            <text:p>REG_AIO169_WCM_002</text:p>
          </table:table-cell>
          <table:table-cell table:style-name="ce177" office:value-type="float" office:value="1">
            <text:p>001</text:p>
          </table:table-cell>
          <table:table-cell table:style-name="ce48" table:formula="oooc:=[.B10]" office:value-type="string" office:string-value="REG_AIO169_WCM_002">
            <text:p>REG_AIO169_WCM_002</text:p>
          </table:table-cell>
          <table:table-cell table:style-name="ce204" office:value-type="string">
            <text:p>Check displaying pagination results of search in drive acme</text:p>
          </table:table-cell>
          <table:table-cell table:style-name="ce207" office:value-type="string">
            <text:p>Step 1: Go to drive "acme"</text:p>
          </table:table-cell>
          <table:table-cell table:style-name="ce207" office:value-type="string">
            <text:p>- Login by root</text:p>
            <text:p>- Go to Site explorer</text:p>
            <text:p>- Choose drive "acme"</text:p>
          </table:table-cell>
          <table:table-cell table:style-name="ce207" office:value-type="string">
            <text:p>- Show drive "acme"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11">
          <table:table-cell table:style-name="ce18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9_W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ooc:=[.B11]" office:value-type="string" office:string-value="REG_AIO169_WCM_002">
            <text:p>REG_AIO169_WCM_002</text:p>
          </table:table-cell>
          <table:table-cell table:style-name="ce205" office:value-type="string">
            <text:p>Check displaying pagination results of search in drive acme</text:p>
          </table:table-cell>
          <table:table-cell table:style-name="ce208" office:value-type="string">
            <text:p>Step 2: Check displaying pagination results of search in drive acme</text:p>
          </table:table-cell>
          <table:table-cell table:style-name="ce207" office:value-type="string">
            <text:p>- Go to the category "World"</text:p>
            <text:p>- Enter the keyword "ipsum"</text:p>
          </table:table-cell>
          <table:table-cell table:style-name="ce208" office:value-type="string">
            <text:p>- Show the result search in drive acme without pagination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20">
          <table:table-cell table:style-name="ce18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8" office:value-type="string">
            <text:p>REG_AIO169_WCM_002</text:p>
          </table:table-cell>
          <table:table-cell table:style-name="ce177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4" office:value-type="string">
            <text:p>Check searching documents which names contain apostrophes in Simple search.</text:p>
          </table:table-cell>
          <table:table-cell table:style-name="ce208" office:value-type="string">
            <text:p>Step 1:<text:span text:style-name="T15"> Upload a document with name contains apostrophes</text:span></text:p>
          </table:table-cell>
          <table:table-cell table:style-name="ce207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207" office:value-type="string">
            <text:p>- Upload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246"/>
        </table:table-row>
        <table:table-row table:style-name="ro20">
          <table:table-cell table:style-name="ce18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9_WCM_002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5" office:value-type="string">
            <text:p>Check searching documents which names contain apostrophes in Simple search.</text:p>
          </table:table-cell>
          <table:table-cell table:style-name="ce206" office:value-type="string">
            <text:p>Step 2: Public this doc</text:p>
          </table:table-cell>
          <table:table-cell table:style-name="ce206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06" office:value-type="string">
            <text:p>- Public doc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188" table:number-columns-repeated="246"/>
        </table:table-row>
        <table:table-row table:style-name="ro13">
          <table:table-cell table:style-name="ce18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9_WCM_002</text:p>
          </table:table-cell>
          <table:table-cell table:style-name="ce177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8" office:value-type="string">
            <text:p>REG_AIO169_WCM_002</text:p>
          </table:table-cell>
          <table:table-cell table:style-name="ce205" office:value-type="string">
            <text:p>Check searching documents which names contain apostrophes in Simple search.</text:p>
          </table:table-cell>
          <table:table-cell table:style-name="ce206" office:value-type="string">
            <text:p>Step 3: Search doc which name contains apostrophes</text:p>
          </table:table-cell>
          <table:table-cell table:style-name="ce206" office:value-type="string">
            <text:p>- In put name contains apostrophes and click enter</text:p>
          </table:table-cell>
          <table:table-cell table:style-name="ce206" office:value-type="string">
            <text:p>Show document which name contains apostrophes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188" table:number-columns-repeated="246"/>
        </table:table-row>
        <table:table-row table:style-name="ro1" table:number-rows-repeated="3">
          <table:table-cell table:style-name="ce188" table:number-columns-repeated="4"/>
          <table:table-cell table:style-name="ce206" table:number-columns-repeated="5"/>
          <table:table-cell table:style-name="ce188" table:number-columns-repeated="247"/>
        </table:table-row>
        <table:table-row table:style-name="ro1" table:number-rows-repeated="3">
          <table:table-cell table:style-name="ce188" table:number-columns-repeated="256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ce224"/>
        <table:table-column table:style-name="co40" table:default-cell-style-name="ce224"/>
        <table:table-column table:style-name="co28" table:default-cell-style-name="ce224"/>
        <table:table-column table:style-name="co41" table:default-cell-style-name="ce224"/>
        <table:table-column table:style-name="co42" table:number-columns-repeated="2" table:default-cell-style-name="ce224"/>
        <table:table-column table:style-name="co43" table:number-columns-repeated="245" table:default-cell-style-name="ce224"/>
        <table:table-column table:style-name="co43" table:number-columns-repeated="4" table:default-cell-style-name="Default"/>
        <table:table-column table:style-name="co12" table:default-cell-style-name="Default"/>
        <table:table-row table:style-name="ro31">
          <table:table-cell table:style-name="ce218" office:value-type="string" table:number-columns-spanned="4" table:number-rows-spanned="2">
            <text:p>DMS 2.5.x Regression Tests List on AIO</text:p>
          </table:table-cell>
          <table:covered-table-cell table:number-columns-repeated="2" table:style-name="ce218"/>
          <table:covered-table-cell table:style-name="ce230"/>
          <table:table-cell table:style-name="ce230"/>
          <table:table-cell table:style-name="ce229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1">
          <table:covered-table-cell table:number-columns-repeated="3" table:style-name="ce219"/>
          <table:covered-table-cell table:style-name="ce230"/>
          <table:table-cell table:style-name="ce230"/>
          <table:covered-table-cell table:style-name="ce233"/>
          <table:table-cell table:style-name="Default" table:number-columns-repeated="245"/>
          <table:table-cell table:number-columns-repeated="5"/>
        </table:table-row>
        <table:table-row table:style-name="ro32">
          <table:table-cell table:style-name="ce220" office:value-type="string">
            <text:p>Id</text:p>
          </table:table-cell>
          <table:table-cell table:style-name="ce220" office:value-type="string">
            <text:p>Product</text:p>
          </table:table-cell>
          <table:table-cell table:style-name="ce229" office:value-type="string">
            <text:p>Functionality</text:p>
          </table:table-cell>
          <table:table-cell table:style-name="ce229" office:value-type="string">
            <text:p>Bug summary</text:p>
          </table:table-cell>
          <table:table-cell table:style-name="ce229" office:value-type="string">
            <text:p>Product bugID</text:p>
          </table:table-cell>
          <table:covered-table-cell table:style-name="ce233"/>
          <table:table-cell table:style-name="Default" table:number-columns-repeated="245"/>
          <table:table-cell table:number-columns-repeated="5"/>
        </table:table-row>
        <table:table-row table:style-name="ro33">
          <table:table-cell table:style-name="ce221" office:value-type="string" table:number-columns-spanned="6" table:number-rows-spanned="1">
            <text:p>V 1.6.1</text:p>
          </table:table-cell>
          <table:covered-table-cell table:number-columns-repeated="5" table:style-name="ce225"/>
          <table:table-cell table:style-name="Default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1_ECM_001</text:p>
          </table:table-cell>
          <table:table-cell table:number-columns-repeated="2" table:style-name="ce226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34" table:formula="oooc:=SUMPRODUCT(('Bugs_v1.6.1'.B$7:'Bugs_v1.6.1'.B$977=$A5)*('Bugs_v1.6.1'.A$7:'Bugs_v1.6.1'.A$977&lt;&gt;&quot;&quot;))" office:value-type="float" office:value="0">
            <text:p>#NAME?</text:p>
          </table:table-cell>
          <table:table-cell table:style-name="ce238"/>
          <table:table-cell table:style-name="ce240" table:number-columns-repeated="244"/>
          <table:table-cell table:style-name="ce243" table:number-columns-repeated="5"/>
        </table:table-row>
        <table:table-row table:style-name="ro1">
          <table:table-cell table:style-name="ce221" office:value-type="string" table:number-columns-spanned="6" table:number-rows-spanned="1">
            <text:p>V 1.6.5</text:p>
          </table:table-cell>
          <table:covered-table-cell table:number-columns-repeated="2" table:style-name="ce226"/>
          <table:covered-table-cell table:style-name="ce56"/>
          <table:covered-table-cell table:style-name="ce59"/>
          <table:covered-table-cell table:style-name="ce234"/>
          <table:table-cell table:style-name="ce238"/>
          <table:table-cell table:style-name="ce240" table:number-columns-repeated="244"/>
          <table:table-cell table:style-name="ce243" table:number-columns-repeated="5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26" office:value-type="string">
            <text:p>DMS</text:p>
          </table:table-cell>
          <table:table-cell table:style-name="ce226" office:value-type="string">
            <text:p>Search</text:p>
          </table:table-cell>
          <table:table-cell table:style-name="ce231" office:value-type="string">
            <text:p>Add research for nodes in the simple search of File Explorer</text:p>
          </table:table-cell>
          <table:table-cell table:style-name="ce231" office:value-type="string">
            <text:p>ECM-5331</text:p>
            <text:p>CCP-311</text:p>
          </table:table-cell>
          <table:table-cell table:style-name="ce235" table:formula="oooc:=SUMPRODUCT(('Bugs_v1.6.5'.B$7:'Bugs_v1.6.5'.B$867=$A7)*('Bugs_v1.6.5'.A$7:'Bugs_v1.6.5'.A$867&lt;&gt;&quot;&quot;))" office:value-type="float" office:value="0">
            <text:p>#NAME?</text:p>
          </table:table-cell>
          <table:table-cell table:style-name="ce238"/>
          <table:table-cell table:style-name="ce241" table:number-columns-repeated="244"/>
          <table:table-cell table:style-name="ce243" table:number-columns-repeated="5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27" office:value-type="string">
            <text:p>DMS</text:p>
          </table:table-cell>
          <table:table-cell table:style-name="ce227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36" table:formula="oooc:=SUMPRODUCT(('Bugs_v1.6.5'.B$7:'Bugs_v1.6.5'.B$867=$A8)*('Bugs_v1.6.5'.A$7:'Bugs_v1.6.5'.A$867&lt;&gt;&quot;&quot;))" office:value-type="float" office:value="0">
            <text:p>#NAME?</text:p>
          </table:table-cell>
          <table:table-cell table:style-name="ce239" table:number-columns-repeated="245"/>
          <table:table-cell table:number-columns-repeated="5"/>
        </table:table-row>
        <table:table-row table:style-name="ro34">
          <table:table-cell table:style-name="ce27" office:value-type="string">
            <text:p>REG_AIO165_ECM_003</text:p>
          </table:table-cell>
          <table:table-cell table:number-columns-repeated="2" table:style-name="ce227" office:value-type="string">
            <text:p>DMS</text:p>
          </table:table-cell>
          <table:table-cell table:style-name="ce227" office:value-type="string">
            <text:p><text:span text:style-name="T16">Secours Catholique : DMS tickets backport</text:span></text:p>
            <text:p><text:span text:style-name="T17">The day of the month in the calendar 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36" table:formula="oooc:=SUMPRODUCT(('Bugs_v1.6.5'.B$7:'Bugs_v1.6.5'.B$867=$A9)*('Bugs_v1.6.5'.A$7:'Bugs_v1.6.5'.A$867&lt;&gt;&quot;&quot;))" office:value-type="float" office:value="0">
            <text:p>#NAME?</text:p>
          </table:table-cell>
          <table:table-cell table:number-columns-repeated="250"/>
        </table:table-row>
        <table:table-row table:style-name="ro1">
          <table:table-cell table:style-name="ce222" office:value-type="string" table:number-columns-spanned="6" table:number-rows-spanned="1">
            <text:p>V 1.6.6</text:p>
          </table:table-cell>
          <table:covered-table-cell table:number-columns-repeated="3" table:style-name="ce227"/>
          <table:covered-table-cell table:style-name="ce164"/>
          <table:covered-table-cell table:style-name="ce236"/>
          <table:table-cell table:number-columns-repeated="250"/>
        </table:table-row>
        <table:table-row table:style-name="ro11">
          <table:table-cell table:style-name="ce27" office:value-type="string">
            <text:p>REG_AIO166_ECM_001</text:p>
          </table:table-cell>
          <table:table-cell table:number-columns-repeated="2"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37" table:formula="oooc:=SUMPRODUCT(('Bugs_v1.6.6'.B$7:'Bugs_v1.6.6'.B$940=$A11)*('Bugs_v1.6.6'.A$7:'Bugs_v1.6.6'.A$940&lt;&gt;&quot;&quot;))" office:value-type="float" office:value="0">
            <text:p>#NAME?</text:p>
          </table:table-cell>
          <table:table-cell table:style-name="ce238"/>
          <table:table-cell table:style-name="ce240" table:number-columns-repeated="244"/>
          <table:table-cell table:style-name="ce243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number-columns-repeated="2" table:style-name="ce227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36" table:formula="oooc:=SUMPRODUCT(('Bugs_v1.6.6'.B$7:'Bugs_v1.6.6'.B$940=$A12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3</text:p>
          </table:table-cell>
          <table:table-cell table:number-columns-repeated="2" table:style-name="ce227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36" table:formula="oooc:=SUMPRODUCT(('Bugs_v1.6.6'.B$7:'Bugs_v1.6.6'.B$940=$A13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3">
          <table:table-cell table:style-name="ce27" office:value-type="string">
            <text:p>REG_AIO166_ECM_004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36" table:formula="oooc:=SUMPRODUCT(('Bugs_v1.6.6'.B$7:'Bugs_v1.6.6'.B$940=$A14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5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36" table:formula="oooc:=SUMPRODUCT(('Bugs_v1.6.6'.B$7:'Bugs_v1.6.6'.B$940=$A15)*('Bugs_v1.6.6'.A$7:'Bugs_v1.6.6'.A$940&lt;&gt;&quot;&quot;))" office:value-type="float" office:value="0">
            <text:p>#NAME?</text:p>
          </table:table-cell>
          <table:table-cell table:number-columns-repeated="250"/>
        </table:table-row>
        <table:table-row table:style-name="ro1">
          <table:table-cell table:style-name="ce222" office:value-type="string" table:number-columns-spanned="6" table:number-rows-spanned="1">
            <text:p>V 1.6.7</text:p>
          </table:table-cell>
          <table:covered-table-cell table:number-columns-repeated="2" table:style-name="ce227"/>
          <table:covered-table-cell table:number-columns-repeated="2" table:style-name="ce57"/>
          <table:covered-table-cell table:style-name="ce236"/>
          <table:table-cell table:number-columns-repeated="250"/>
        </table:table-row>
        <table:table-row table:style-name="ro11">
          <table:table-cell table:style-name="ce27" office:value-type="string">
            <text:p>REG_AIO167_ECM_001</text:p>
          </table:table-cell>
          <table:table-cell table:number-columns-repeated="2"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37" table:formula="oooc:=SUMPRODUCT(('Bugs_v1.6.7'.B$7:'Bugs_v1.6.7'.B$959=$A17)*('Bugs_v1.6.7'.A$7:'Bugs_v1.6.7'.A$959&lt;&gt;&quot;&quot;))" office:value-type="float" office:value="0">
            <text:p>#NAME?</text:p>
          </table:table-cell>
          <table:table-cell table:style-name="ce238"/>
          <table:table-cell table:style-name="ce242" table:number-columns-repeated="244"/>
          <table:table-cell table:style-name="ce244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36" table:formula="oooc:=SUMPRODUCT(('Bugs_v1.6.7'.B$7:'Bugs_v1.6.7'.B$959=$A18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7_ECM_003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36" table:formula="oooc:=SUMPRODUCT(('Bugs_v1.6.7'.B$7:'Bugs_v1.6.7'.B$959=$A19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7_ECM_004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36" table:formula="oooc:=SUMPRODUCT(('Bugs_v1.6.7'.B$7:'Bugs_v1.6.7'.B$959=$A20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7_ECM_005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36" table:formula="oooc:=SUMPRODUCT(('Bugs_v1.6.7'.B$7:'Bugs_v1.6.7'.B$959=$A21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7_ECM_006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36" table:formula="oooc:=SUMPRODUCT(('Bugs_v1.6.7'.B$7:'Bugs_v1.6.7'.B$959=$A22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35">
          <table:table-cell table:style-name="ce27" office:value-type="string">
            <text:p>REG_AIO167_ECM_007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36" table:formula="oooc:=SUMPRODUCT(('Bugs_v1.6.7'.B$7:'Bugs_v1.6.7'.B$959=$A23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7_ECM_008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36" table:formula="oooc:=SUMPRODUCT(('Bugs_v1.6.7'.B$7:'Bugs_v1.6.7'.B$959=$A24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7_ECM_009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36" table:formula="oooc:=SUMPRODUCT(('Bugs_v1.6.7'.B$7:'Bugs_v1.6.7'.B$959=$A25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7_ECM_010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36" table:formula="oooc:=SUMPRODUCT(('Bugs_v1.6.7'.B$7:'Bugs_v1.6.7'.B$959=$A26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3">
          <table:table-cell table:style-name="ce27" office:value-type="string">
            <text:p>REG_AIO167_ECM_011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36" table:formula="oooc:=SUMPRODUCT(('Bugs_v1.6.7'.B$7:'Bugs_v1.6.7'.B$959=$A27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7">
          <table:table-cell table:style-name="ce27" office:value-type="string">
            <text:p>REG_AIO167_ECM_012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36" table:formula="oooc:=SUMPRODUCT(('Bugs_v1.6.7'.B$7:'Bugs_v1.6.7'.B$959=$A28)*('Bugs_v1.6.7'.A$7:'Bugs_v1.6.7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">
          <table:table-cell table:style-name="ce222" office:value-type="string" table:number-columns-spanned="6" table:number-rows-spanned="1">
            <text:p>V 1.6.8</text:p>
          </table:table-cell>
          <table:covered-table-cell table:number-columns-repeated="2" table:style-name="ce227"/>
          <table:covered-table-cell table:style-name="ce57"/>
          <table:covered-table-cell table:style-name="ce27"/>
          <table:covered-table-cell table:style-name="ce236"/>
          <table:table-cell table:style-name="ce238"/>
          <table:table-cell table:number-columns-repeated="249"/>
        </table:table-row>
        <table:table-row table:style-name="ro13">
          <table:table-cell table:style-name="ce48" office:value-type="string">
            <text:p>REG_AIO168_ECM_001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3" office:value-type="string">
            <text:p>ECM-5453</text:p>
            <text:p>CCP-404</text:p>
          </table:table-cell>
          <table:table-cell table:style-name="ce236" table:formula="oooc:=SUMPRODUCT(('Bugs_v1.6.8'.B$7:'Bugs_v1.6.8'.B$959=$A30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48" office:value-type="string">
            <text:p>REG_AIO168_ECM_002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3" office:value-type="string">
            <text:p>ECM-5556</text:p>
            <text:p>CCP-501</text:p>
          </table:table-cell>
          <table:table-cell table:style-name="ce236" table:formula="oooc:=SUMPRODUCT(('Bugs_v1.6.8'.B$7:'Bugs_v1.6.8'.B$959=$A31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27" office:value-type="string">
            <text:p>ECM</text:p>
          </table:table-cell>
          <table:table-cell table:style-name="ce227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3" office:value-type="string">
            <text:p>ECM-5524</text:p>
            <text:p>CCP-614</text:p>
          </table:table-cell>
          <table:table-cell table:style-name="ce236" table:formula="oooc:=SUMPRODUCT(('Bugs_v1.6.8'.B$7:'Bugs_v1.6.8'.B$959=$A32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48" office:value-type="string">
            <text:p>REG_AIO168_ECM_004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3" office:value-type="string">
            <text:p>ECM-5516</text:p>
            <text:p>CCP-573</text:p>
          </table:table-cell>
          <table:table-cell table:style-name="ce236" table:formula="oooc:=SUMPRODUCT(('Bugs_v1.6.8'.B$7:'Bugs_v1.6.8'.B$959=$A33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48" office:value-type="string">
            <text:p>REG_AIO168_ECM_005</text:p>
          </table:table-cell>
          <table:table-cell table:number-columns-repeated="2" table:style-name="ce227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32" office:value-type="string">
            <text:p><text:span text:style-name="T18">ECM-5554</text:span></text:p>
            <text:p><text:span text:style-name="T18">CCP-732</text:span></text:p>
          </table:table-cell>
          <table:table-cell table:style-name="ce236" table:formula="oooc:=SUMPRODUCT(('Bugs_v1.6.8'.B$7:'Bugs_v1.6.8'.B$959=$A34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48" office:value-type="string">
            <text:p>REG_AIO168_ECM_006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3" office:value-type="string">
            <text:p>ECM-5563</text:p>
            <text:p>CCP-737</text:p>
          </table:table-cell>
          <table:table-cell table:style-name="ce236" table:formula="oooc:=SUMPRODUCT(('Bugs_v1.6.8'.B$7:'Bugs_v1.6.8'.B$959=$A35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07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3" office:value-type="string">
            <text:p>ECM-5564</text:p>
            <text:p>CCP-427</text:p>
          </table:table-cell>
          <table:table-cell table:style-name="ce236" table:formula="oooc:=SUMPRODUCT(('Bugs_v1.6.8'.B$7:'Bugs_v1.6.8'.B$959=$A36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08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3" office:value-type="string">
            <text:p>ECM-5560</text:p>
            <text:p>CCP-725</text:p>
          </table:table-cell>
          <table:table-cell table:style-name="ce236" table:formula="oooc:=SUMPRODUCT(('Bugs_v1.6.8'.B$7:'Bugs_v1.6.8'.B$959=$A37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48" office:value-type="string">
            <text:p>REG_AIO168_ECM_009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3" office:value-type="string">
            <text:p>ECM-5559</text:p>
            <text:p>CCP-724</text:p>
          </table:table-cell>
          <table:table-cell table:style-name="ce236" table:formula="oooc:=SUMPRODUCT(('Bugs_v1.6.8'.B$7:'Bugs_v1.6.8'.B$959=$A38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10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3" office:value-type="string">
            <text:p>ECM-5562</text:p>
            <text:p>CCP-732</text:p>
          </table:table-cell>
          <table:table-cell table:style-name="ce236" table:formula="oooc:=SUMPRODUCT(('Bugs_v1.6.8'.B$7:'Bugs_v1.6.8'.B$959=$A39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11</text:p>
          </table:table-cell>
          <table:table-cell table:number-columns-repeated="2" table:style-name="ce227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3" office:value-type="string">
            <text:p>ECM-5558</text:p>
            <text:p>CCP-718</text:p>
          </table:table-cell>
          <table:table-cell table:style-name="ce236" table:formula="oooc:=SUMPRODUCT(('Bugs_v1.6.8'.B$7:'Bugs_v1.6.8'.B$959=$A40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12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36" table:formula="oooc:=SUMPRODUCT(('Bugs_v1.6.8'.B$7:'Bugs_v1.6.8'.B$959=$A41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8">
          <table:table-cell table:style-name="ce27" office:value-type="string">
            <text:p>REG_AIO168_ECM_013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36" table:formula="oooc:=SUMPRODUCT(('Bugs_v1.6.8'.B$7:'Bugs_v1.6.8'.B$959=$A42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14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36" table:formula="oooc:=SUMPRODUCT(('Bugs_v1.6.8'.B$7:'Bugs_v1.6.8'.B$959=$A43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15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36" table:formula="oooc:=SUMPRODUCT(('Bugs_v1.6.8'.B$7:'Bugs_v1.6.8'.B$959=$A44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7">
          <table:table-cell table:style-name="ce27" office:value-type="string">
            <text:p>REG_AIO168_ECM_016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36" table:formula="oooc:=SUMPRODUCT(('Bugs_v1.6.8'.B$7:'Bugs_v1.6.8'.B$959=$A45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17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36" table:formula="oooc:=SUMPRODUCT(('Bugs_v1.6.8'.B$7:'Bugs_v1.6.8'.B$959=$A46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1">
          <table:table-cell table:style-name="ce27" office:value-type="string">
            <text:p>REG_AIO168_ECM_018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36" table:formula="oooc:=SUMPRODUCT(('Bugs_v1.6.8'.B$7:'Bugs_v1.6.8'.B$959=$A47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7">
          <table:table-cell table:style-name="ce27" office:value-type="string">
            <text:p>REG_AIO168_ECM_019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36" table:formula="oooc:=SUMPRODUCT(('Bugs_v1.6.8'.B$7:'Bugs_v1.6.8'.B$959=$A48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7">
          <table:table-cell table:style-name="ce27" office:value-type="string">
            <text:p>REG_AIO168_ECM_020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36" table:formula="oooc:=SUMPRODUCT(('Bugs_v1.6.8'.B$7:'Bugs_v1.6.8'.B$959=$A49)*('Bugs_v1.6.8'.A$7:'Bugs_v1.6.8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1">
          <table:table-cell table:style-name="ce222" office:value-type="string" table:number-columns-spanned="6" table:number-rows-spanned="1">
            <text:p>V 1.6.9</text:p>
          </table:table-cell>
          <table:covered-table-cell table:number-columns-repeated="2" table:style-name="ce227"/>
          <table:covered-table-cell table:style-name="ce179"/>
          <table:covered-table-cell table:style-name="ce27"/>
          <table:covered-table-cell table:style-name="ce236"/>
          <table:table-cell table:style-name="ce238"/>
          <table:table-cell table:number-columns-repeated="249"/>
        </table:table-row>
        <table:table-row table:style-name="ro11">
          <table:table-cell table:style-name="ce48" office:value-type="string">
            <text:p>REG_AIO169_WCM_001</text:p>
          </table:table-cell>
          <table:table-cell table:number-columns-repeated="2" table:style-name="ce227" office:value-type="string">
            <text:p>ECM</text:p>
          </table:table-cell>
          <table:table-cell table:style-name="ce179" office:value-type="string">
            <text:p>Username of the author is displayed instead of his name and surname</text:p>
          </table:table-cell>
          <table:table-cell table:style-name="ce183" office:value-type="string">
            <text:p>ECM-5569</text:p>
            <text:p>CPP-747</text:p>
          </table:table-cell>
          <table:table-cell table:style-name="ce236" table:formula="oooc:=SUMPRODUCT(('Bugs_v1.6.9'.B$7:'Bugs_v1.6.9'.B$959=$A51)*('Bugs_v1.6.9'.A$7:'Bugs_v1.6.9'.A$959&lt;&gt;&quot;&quot;))" office:value-type="float" office:value="0">
            <text:p>#NAME?</text:p>
          </table:table-cell>
          <table:table-cell table:style-name="ce238"/>
          <table:table-cell table:number-columns-repeated="249"/>
        </table:table-row>
        <table:table-row table:style-name="ro36">
          <table:table-cell table:style-name="ce223" office:value-type="string" table:number-columns-spanned="5" table:number-rows-spanned="1">
            <text:p>Total</text:p>
          </table:table-cell>
          <table:covered-table-cell table:number-columns-repeated="3" table:style-name="ce228"/>
          <table:covered-table-cell table:style-name="ce227"/>
          <table:table-cell table:style-name="ce223" table:formula="oooc:=SUM([.F5:.F50])" office:value-type="float" office:value="0">
            <text:p>#NAME?</text:p>
          </table:table-cell>
          <table:table-cell table:number-columns-repeated="250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04/28/2011</text:date>, <text:time>14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4-28T14:05:47</dc:date>
    <meta:print-date>2008-06-17T00:45:47</meta:print-date>
    <meta:editing-cycles>920</meta:editing-cycles>
    <meta:editing-duration>P16DT1H27M20S</meta:editing-duration>
    <meta:user-defined meta:name="Info 1"/>
    <meta:user-defined meta:name="Info 2"/>
    <meta:user-defined meta:name="Info 3"/>
    <meta:user-defined meta:name="Info 4"/>
    <meta:document-statistic meta:table-count="9" meta:cell-count="2339" meta:object-count="1"/>
  </office:meta>
</office:document-meta>
</file>